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4db51" officeooo:paragraph-rsid="0004db51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4db51" officeooo:paragraph-rsid="0004db51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4db51" officeooo:paragraph-rsid="0004db51"/>
    </style:style>
    <style:style style:name="T1" style:family="text">
      <style:text-properties officeooo:rsid="0005e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gar Villasenor</text:p>
      <text:p text:style-name="P1">WSU ID: 11536698</text:p>
      <text:p text:style-name="P1">1 September 2020</text:p>
      <text:p text:style-name="P1">CptS 360</text:p>
      <text:p text:style-name="P2">Pre-Lab 1 <text:span text:style-name="T1">Repor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3:50:44.673748720</meta:creation-date>
    <dc:date>2020-08-31T13:53:43.158050090</dc:date>
    <meta:editing-duration>PT3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" meta:character-count="72" meta:non-whitespace-character-count="64"/>
  </office:meta>
</office:document-meta>
</file>